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21"/>
    <style:style style:name="ce2" style:family="table-cell" style:parent-style-name="Default" style:data-style-name="N46"/>
    <style:style style:name="ce3" style:family="table-cell" style:parent-style-name="Default" style:data-style-name="N2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.39pt" svg:y="136.09pt">
            <draw:object draw:notify-on-update-of-ranges="Sheet1.A3:Sheet1.A10 Sheet1.E2:Sheet1.E2 Sheet1.E3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.03pt" svg:y="409.63pt">
            <draw:object draw:notify-on-update-of-ranges="Sheet1.A2:Sheet1.A2 Sheet1.A3:Sheet1.A10 Sheet1.B2:Sheet1.B2 Sheet1.B3:Sheet1.B10 Sheet1.C2:Sheet1.C2 Sheet1.C3:Sheet1.C10 Sheet1.D2:Sheet1.D2 Sheet1.D3:Sheet1.D10 Sheet1.E2:Sheet1.E2 Sheet1.E3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time" office:time-value="PT17H57M45.197901S" calcext:value-type="time">
            <text:p>17:57:45.20</text:p>
          </table:table-cell>
          <table:table-cell office:value-type="time" office:time-value="PT18H01M01.962357S" calcext:value-type="time">
            <text:p>18:01:01.96</text:p>
          </table:table-cell>
          <table:table-cell table:formula="of:=([.C3]-[.B3])*(24*60*60)" office:value-type="float" office:value="196.764455999998" calcext:value-type="float">
            <text:p>196.76</text:p>
          </table:table-cell>
          <table:table-cell office:value-type="percentage" office:value="0.884" calcext:value-type="percentage">
            <text:p>88.40%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time" office:time-value="PT17H43M22.626074S" calcext:value-type="time">
            <text:p>17:43:22.63</text:p>
          </table:table-cell>
          <table:table-cell office:value-type="time" office:time-value="PT17H46M34.489232S" calcext:value-type="time">
            <text:p>17:46:34.49</text:p>
          </table:table-cell>
          <table:table-cell table:formula="of:=([.C4]-[.B4])*(24*60*60)" office:value-type="float" office:value="191.863157999998" calcext:value-type="float">
            <text:p>191.86</text:p>
          </table:table-cell>
          <table:table-cell office:value-type="percentage" office:value="0.901" calcext:value-type="percentage">
            <text:p>90.10%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time" office:time-value="PT17H40M05.701692S" calcext:value-type="time">
            <text:p>17:40:05.70</text:p>
          </table:table-cell>
          <table:table-cell office:value-type="time" office:time-value="PT17H43M21.367888S" calcext:value-type="time">
            <text:p>17:43:21.37</text:p>
          </table:table-cell>
          <table:table-cell table:formula="of:=([.C5]-[.B5])*(24*60*60)" office:value-type="float" office:value="195.666195999996" calcext:value-type="float">
            <text:p>195.67</text:p>
          </table:table-cell>
          <table:table-cell office:value-type="percentage" office:value="0.892" calcext:value-type="percentage">
            <text:p>89.20%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time" office:time-value="PT17H36M49.511629S" calcext:value-type="time">
            <text:p>17:36:49.51</text:p>
          </table:table-cell>
          <table:table-cell office:value-type="time" office:time-value="PT17H40M04.489975S" calcext:value-type="time">
            <text:p>17:40:04.49</text:p>
          </table:table-cell>
          <table:table-cell table:formula="of:=([.C6]-[.B6])*(24*60*60)" office:value-type="float" office:value="194.978345999994" calcext:value-type="float">
            <text:p>194.98</text:p>
          </table:table-cell>
          <table:table-cell office:value-type="percentage" office:value="0.895" calcext:value-type="percentage">
            <text:p>89.50%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time" office:time-value="PT17H33M31.426426S" calcext:value-type="time">
            <text:p>17:33:31.43</text:p>
          </table:table-cell>
          <table:table-cell office:value-type="time" office:time-value="PT17H36M48.311562S" calcext:value-type="time">
            <text:p>17:36:48.31</text:p>
          </table:table-cell>
          <table:table-cell table:formula="of:=([.C7]-[.B7])*(24*60*60)" office:value-type="float" office:value="196.885136000007" calcext:value-type="float">
            <text:p>196.89</text:p>
          </table:table-cell>
          <table:table-cell office:value-type="percentage" office:value="0.881" calcext:value-type="percentage">
            <text:p>88.10%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time" office:time-value="PT17H30M17.192424S" calcext:value-type="time">
            <text:p>17:30:17.19</text:p>
          </table:table-cell>
          <table:table-cell office:value-type="time" office:time-value="PT17H33M30.207029S" calcext:value-type="time">
            <text:p>17:33:30.21</text:p>
          </table:table-cell>
          <table:table-cell table:formula="of:=([.C8]-[.B8])*(24*60*60)" office:value-type="float" office:value="193.014604999998" calcext:value-type="float">
            <text:p>193.01</text:p>
          </table:table-cell>
          <table:table-cell office:value-type="percentage" office:value="0.881" calcext:value-type="percentage">
            <text:p>88.10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time" office:time-value="PT17H27M01.997042S" calcext:value-type="time">
            <text:p>17:27:02.00</text:p>
          </table:table-cell>
          <table:table-cell office:value-type="time" office:time-value="PT17H30M15.98469S" calcext:value-type="time">
            <text:p>17:30:15.98</text:p>
          </table:table-cell>
          <table:table-cell table:formula="of:=([.C9]-[.B9])*(24*60*60)" office:value-type="float" office:value="193.98764799999" calcext:value-type="float">
            <text:p>193.99</text:p>
          </table:table-cell>
          <table:table-cell office:value-type="percentage" office:value="0.906" calcext:value-type="percentage">
            <text:p>90.60%</text:p>
          </table:table-cell>
        </table:table-row>
        <table:table-row table:style-name="ro1">
          <table:table-cell table:style-name="ce1" office:value-type="float" office:value="1" calcext:value-type="float">
            <text:p>1.0</text:p>
          </table:table-cell>
          <table:table-cell office:value-type="time" office:time-value="PT17H23M45.356749S" calcext:value-type="time">
            <text:p>17:23:45.36</text:p>
          </table:table-cell>
          <table:table-cell office:value-type="time" office:time-value="PT17H27M00.818049S" calcext:value-type="time">
            <text:p>17:27:00.82</text:p>
          </table:table-cell>
          <table:table-cell table:formula="of:=([.C10]-[.B10])*(24*60*60)" office:value-type="float" office:value="195.461300000002" calcext:value-type="float">
            <text:p>195.46</text:p>
          </table:table-cell>
          <table:table-cell office:value-type="percentage" office:value="0.887" calcext:value-type="percentage">
            <text:p>88.70%</text:p>
          </table:table-cell>
        </table:table-row>
      </table:table>
      <table:named-expressions/>
      <table:database-ranges>
        <table:database-range table:name="__Anonymous_Sheet_DB__0" table:target-range-address="Sheet1.A2:Sheet1.E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7:07:32.736581554</meta:creation-date>
    <dc:date>2020-06-13T18:04:56.087880387</dc:date>
    <meta:editing-duration>PT5M52S</meta:editing-duration>
    <meta:editing-cycles>2</meta:editing-cycles>
    <meta:generator>LibreOffice/6.0.7.3$Linux_X86_64 LibreOffice_project/00m0$Build-3</meta:generator>
    <meta:document-statistic meta:table-count="1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Accuracy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3:Sheet1.A10 Sheet1.E2:Sheet1.E10" chart:data-source-has-labels="both" svg:x="1.331cm" svg:y="2.138cm" svg:width="14.349cm" svg:height="5.701cm">
          <chartooo:coordinate-region svg:x="2.746cm" svg:y="2.337cm" svg:width="12.934cm" svg:height="4.855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5.707cm" chart:style-name="ch8">
              <text:p>Accuracy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0.884">
                <text:p>0.884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46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Training Time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2:Sheet1.E10" chart:data-source-has-labels="both" svg:x="1.331cm" svg:y="2.138cm" svg:width="14.349cm" svg:height="5.701cm">
          <chartooo:coordinate-region svg:x="3.752cm" svg:y="2.338cm" svg:width="11.928cm" svg:height="4.854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6.792cm" chart:style-name="ch8">
              <text:p>Training Time (seconds)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bar">
            <chart:data-point chart:repeated="8"/>
          </chart:series>
          <chart:series chart:style-name="ch11" chart:values-cell-range-address="Sheet1.C3:Sheet1.C10" chart:label-cell-address="Sheet1.C2:Sheet1.C2" chart:class="chart:bar">
            <chart:data-point chart:repeated="8"/>
          </chart:series>
          <chart:series chart:style-name="ch12" chart:values-cell-range-address="Sheet1.D3:Sheet1.D10" chart:label-cell-address="Sheet1.D2:Sheet1.D2" chart:class="chart:bar">
            <chart:data-point chart:repeated="8"/>
          </chart:series>
          <chart:series chart:style-name="ch13" chart:values-cell-range-address="Sheet1.E3:Sheet1.E10" chart:label-cell-address="Sheet1.E2:Sheet1.E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2:Sheet1.B2</svg:desc>
                </draw:g>
              </table:table-cell>
              <table:table-cell office:value-type="string">
                <text:p>End</text:p>
                <draw:g>
                  <svg:desc>Sheet1.C2:Sheet1.C2</svg:desc>
                </draw:g>
              </table:table-cell>
              <table:table-cell office:value-type="string">
                <text:p>Time (s)</text:p>
                <draw:g>
                  <svg:desc>Sheet1.D2:Sheet1.D2</svg:desc>
                </draw:g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0.748439790520833">
                <text:p>0.748439790520833</text:p>
                <draw:g>
                  <svg:desc>Sheet1.B3:Sheet1.B10</svg:desc>
                </draw:g>
              </table:table-cell>
              <table:table-cell office:value-type="float" office:value="0.750717156909722">
                <text:p>0.750717156909722</text:p>
                <draw:g>
                  <svg:desc>Sheet1.C3:Sheet1.C10</svg:desc>
                </draw:g>
              </table:table-cell>
              <table:table-cell office:value-type="float" office:value="196.764455999998">
                <text:p>196.764455999998</text:p>
                <draw:g>
                  <svg:desc>Sheet1.D3:Sheet1.D10</svg:desc>
                </draw:g>
              </table:table-cell>
              <table:table-cell office:value-type="float" office:value="0.884">
                <text:p>0.884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738456320300926">
                <text:p>0.738456320300926</text:p>
              </table:table-cell>
              <table:table-cell office:value-type="float" office:value="0.740676958703704">
                <text:p>0.740676958703704</text:p>
              </table:table-cell>
              <table:table-cell office:value-type="float" office:value="191.863157999998">
                <text:p>191.863157999998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736177102916667">
                <text:p>0.736177102916667</text:p>
              </table:table-cell>
              <table:table-cell office:value-type="float" office:value="0.738441757962963">
                <text:p>0.738441757962963</text:p>
              </table:table-cell>
              <table:table-cell office:value-type="float" office:value="195.666195999996">
                <text:p>195.66619599999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733906384594907">
                <text:p>0.733906384594907</text:p>
              </table:table-cell>
              <table:table-cell office:value-type="float" office:value="0.736163078414352">
                <text:p>0.736163078414352</text:p>
              </table:table-cell>
              <table:table-cell office:value-type="float" office:value="194.978345999994">
                <text:p>194.978345999994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731613731782407">
                <text:p>0.731613731782407</text:p>
              </table:table-cell>
              <table:table-cell office:value-type="float" office:value="0.733892494930556">
                <text:p>0.733892494930556</text:p>
              </table:table-cell>
              <table:table-cell office:value-type="float" office:value="196.885136000007">
                <text:p>196.885136000007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729365653055556">
                <text:p>0.729365653055556</text:p>
              </table:table-cell>
              <table:table-cell office:value-type="float" office:value="0.731599618391204">
                <text:p>0.731599618391204</text:p>
              </table:table-cell>
              <table:table-cell office:value-type="float" office:value="193.014604999998">
                <text:p>193.014604999998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2710644724537">
                <text:p>0.72710644724537</text:p>
              </table:table-cell>
              <table:table-cell office:value-type="float" office:value="0.729351674652778">
                <text:p>0.729351674652778</text:p>
              </table:table-cell>
              <table:table-cell office:value-type="float" office:value="193.98764799999">
                <text:p>193.98764799999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4830517928241">
                <text:p>0.724830517928241</text:p>
              </table:table-cell>
              <table:table-cell office:value-type="float" office:value="0.727092801493056">
                <text:p>0.727092801493056</text:p>
              </table:table-cell>
              <table:table-cell office:value-type="float" office:value="195.461300000002">
                <text:p>195.461300000002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